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1003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9.35" calcext:value-type="float">
            <text:p>9.3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85 kWh</text:p>
          </table:table-cell>
          <table:table-cell office:value-type="float" office:value="1138.83" calcext:value-type="float">
            <text:p>1138.83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8.65" calcext:value-type="float">
            <text:p>8.65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7.96" calcext:value-type="float">
            <text:p>7.9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04 kWh</text:p>
          </table:table-cell>
          <table:table-cell office:value-type="float" office:value="1272.66" calcext:value-type="float">
            <text:p>1272.66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0" calcext:value-type="float">
            <text:p>10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1017.78" calcext:value-type="float">
            <text:p>1017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19 kWh</text:p>
          </table:table-cell>
          <table:table-cell office:value-type="float" office:value="1375.71" calcext:value-type="float">
            <text:p>1375.71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1.04" calcext:value-type="float">
            <text:p>11.04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115.04" calcext:value-type="float">
            <text:p>1115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0.36" calcext:value-type="float">
            <text:p>10.3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23 kWh</text:p>
          </table:table-cell>
          <table:table-cell office:value-type="float" office:value="1398.79" calcext:value-type="float">
            <text:p>1398.79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11.28" calcext:value-type="float">
            <text:p>11.28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149.79" calcext:value-type="float">
            <text:p>1149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.46" calcext:value-type="float">
            <text:p>8.4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22 kWh</text:p>
          </table:table-cell>
          <table:table-cell office:value-type="float" office:value="1386.08" calcext:value-type="float">
            <text:p>1386.08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1.17" calcext:value-type="float">
            <text:p>11.17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136.21" calcext:value-type="float">
            <text:p>1136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7.78" calcext:value-type="float">
            <text:p>7.7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32 kWh</text:p>
          </table:table-cell>
          <table:table-cell office:value-type="float" office:value="1451.71" calcext:value-type="float">
            <text:p>1451.71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1.83" calcext:value-type="float">
            <text:p>11.83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202.88" calcext:value-type="float">
            <text:p>1202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.32" calcext:value-type="float">
            <text:p>8.3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47 kWh</text:p>
          </table:table-cell>
          <table:table-cell office:value-type="float" office:value="1552.52" calcext:value-type="float">
            <text:p>1552.52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2.85" calcext:value-type="float">
            <text:p>12.85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306.36" calcext:value-type="float">
            <text:p>1306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46 kWh</text:p>
          </table:table-cell>
          <table:table-cell office:value-type="float" office:value="1539.2" calcext:value-type="float">
            <text:p>1539.2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2.73" calcext:value-type="float">
            <text:p>12.73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285.75" calcext:value-type="float">
            <text:p>1285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7.13" calcext:value-type="float">
            <text:p>7.13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48 kWh</text:p>
          </table:table-cell>
          <table:table-cell office:value-type="float" office:value="1518.5" calcext:value-type="float">
            <text:p>1518.5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2.63" calcext:value-type="float">
            <text:p>12.63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282.36" calcext:value-type="float">
            <text:p>128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2.37" calcext:value-type="float">
            <text:p>12.3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66 kWh</text:p>
          </table:table-cell>
          <table:table-cell office:value-type="float" office:value="1631.12" calcext:value-type="float">
            <text:p>1631.12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3.77" calcext:value-type="float">
            <text:p>13.77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403.28" calcext:value-type="float">
            <text:p>1403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.08" calcext:value-type="float">
            <text:p>8.08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39 kWh</text:p>
          </table:table-cell>
          <table:table-cell office:value-type="float" office:value="1439.5" calcext:value-type="float">
            <text:p>1439.5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1.87" calcext:value-type="float">
            <text:p>11.87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206.46" calcext:value-type="float">
            <text:p>1206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6.7" calcext:value-type="float">
            <text:p>6.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46 kWh</text:p>
          </table:table-cell>
          <table:table-cell office:value-type="float" office:value="1455.54" calcext:value-type="float">
            <text:p>1455.54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2.04" calcext:value-type="float">
            <text:p>12.04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1222.37" calcext:value-type="float">
            <text:p>1222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24:36.564000000</meta:creation-date>
    <dc:date>2018-03-26T10:28:26.176000000</dc:date>
    <meta:editing-duration>PT3M49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